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-Bold" svg:font-family="Times-Bold" style:font-family-generic="roman"/>
    <style:font-face style:name="Times-Roman" svg:font-family="Times-Roman" style:font-family-generic="roman"/>
    <style:font-face style:name="Helvetica" svg:font-family="Helvetica" style:font-family-generic="swiss"/>
    <style:font-face style:name="AlArabiya" svg:font-family="AlArabi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style:font-name="DejaVu Sans" fo:font-size="11pt" fo:font-style="normal" style:text-underline-style="none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DejaVu Sans" fo:font-size="11pt" fo:font-style="normal" style:text-underline-style="none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DejaVu Sans" fo:font-size="11pt" fo:font-style="normal" style:text-underline-style="none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P4" style:family="paragraph" style:parent-style-name="Standard">
      <style:paragraph-properties fo:text-align="end" style:justify-single-word="false" style:text-autospace="none"/>
      <style:text-properties style:font-name="DejaVu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DejaVu Sans" fo:font-size="11pt" fo:font-style="normal" style:text-underline-style="none" fo:font-weight="normal" style:font-name-asian="Helvetica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text-autospace="none" style:join-border="false"/>
      <style:text-properties style:font-name="DejaVu Sans" fo:font-size="11pt" fo:font-style="normal" style:text-underline-style="none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P7" style:family="paragraph" style:parent-style-name="Standard">
      <style:paragraph-properties fo:text-align="end" style:justify-single-word="false" style:text-autospace="none"/>
      <style:text-properties style:font-name="DejaVu Sans" fo:font-size="11pt" fo:font-style="normal" style:text-underline-style="none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DejaVu Sans" fo:font-size="11pt" fo:font-style="normal" style:text-underline-style="none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DejaVu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Times-Roman" style:font-name-complex="Times-Roman"/>
    </style:style>
    <style:style style:name="T2" style:family="text">
      <style:text-properties style:font-name-asian="Times-Bold" style:font-name-complex="Times-Bold"/>
    </style:style>
    <style:style style:name="T3" style:family="text">
      <style:text-properties style:font-name-asian="Helvetica" style:font-name-complex="Helvetica"/>
    </style:style>
    <style:style style:name="T4" style:family="text">
      <style:text-properties style:font-name="DejaVu Sans" fo:font-size="11pt" fo:font-style="normal" style:text-underline-style="none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T5" style:family="text">
      <style:text-properties style:font-name="DejaVu Sans" fo:font-size="11pt" fo:font-style="normal" style:text-underline-style="none" fo:font-weight="normal" style:font-name-asian="Helvetica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T6" style:family="text">
      <style:text-properties fo:font-size="11pt" fo:font-style="normal" style:text-underline-style="none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style:font-name-asian="Helvetica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T8" style:family="text">
      <style:text-properties fo:font-style="normal" style:text-underline-style="none" fo:font-weight="normal" style:font-name-asian="Times-Roman" style:font-style-asian="normal" style:font-weight-asian="normal" style:font-name-complex="Times-Roman" style:font-style-complex="normal" style:font-weight-complex="normal"/>
    </style:style>
    <style:style style:name="T9" style:family="text">
      <style:text-properties fo:font-style="normal" style:text-underline-style="none" fo:font-weight="normal" style:font-name-asian="Helvetica" style:font-style-asian="normal" style:font-weight-asian="normal" style:font-name-complex="Helvetica" style:font-style-complex="normal" style:font-weight-complex="normal"/>
    </style:style>
    <style:style style:name="T10" style:family="text">
      <style:text-properties fo:font-style="normal" style:text-underline-style="none" style:font-name-asian="Times-Roman" style:font-style-asian="normal" style:font-name-complex="Times-Roman" style:font-style-complex="normal"/>
    </style:style>
    <style:style style:name="T11" style:family="text">
      <style:text-properties fo:font-style="normal" style:text-underline-style="none" style:font-name-asian="Helvetica" style:font-style-asian="normal" style:font-name-complex="Helvetica" style:font-style-complex="normal"/>
    </style:style>
    <style:style style:name="T12" style:family="text">
      <style:text-properties style:text-underline-style="none" style:font-name-asian="Times-Roman" style:font-name-complex="Times-Roman"/>
    </style:style>
    <style:style style:name="T13" style:family="text">
      <style:text-properties style:text-underline-style="none" style:font-name-asian="Helvetica" style:font-name-complex="Helvetica"/>
    </style:style>
    <style:style style:name="T14" style:family="text">
      <style:text-properties style:font-name="AlArabiya"/>
    </style:style>
    <style:style style:name="T15" style:family="text">
      <style:text-properties style:font-name="AlArabiya" style:font-name-asian="Helvetica" style:font-name-complex="Helvetica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9.917cm" svg:y="0.088cm" svg:width="7.043cm" draw:z-index="0"><draw:text-box fo:min-height="3.24cm"><text:p text:style-name="P1">[destinataire]</text:p><text:p text:style-name="P1">[adr.getAdr1]</text:p><text:p text:style-name="P1">[adr.getAdr2;magnet=text:p]</text:p><text:p text:style-name="P1"><text:bookmark-start text:name="__DdeLink__838_14044649753"/><text:bookmark-start text:name="__DdeLink__838_1404464975"/><text:bookmark-start text:name="__DdeLink__1055_1684253896"/>[adr.getAdr3;magnet=text:p]<text:bookmark-end text:name="__DdeLink__838_14044649753"/><text:bookmark-end text:name="__DdeLink__838_1404464975"/><text:bookmark-end text:name="__DdeLink__1055_1684253896"/></text:p><text:p text:style-name="P1"><text:bookmark-start text:name="__DdeLink__1145_1684253896"/>[adr.getAdr4;magnet=text:p]<text:bookmark-end text:name="__DdeLink__1145_1684253896"/></text:p><text:p text:style-name="P1">[adr.getCp] [adr.getCommune]</text:p><text:p text:style-name="P1">[adr.getPays;magnet=text:p]</text:p></draw:text-box></draw:frame></text:p>
      <text:p text:style-name="P1"/>
      <text:p text:style-name="P4"><text:span text:style-name="T1">Le </text:span><text:bookmark-start text:name="__DdeLink__766_1424141856"/><text:span text:style-name="T1">[onshow..now;frm=dd/mm/yyyy]</text:span><text:bookmark-end text:name="__DdeLink__766_1424141856"/><text:span text:style-name="T1"><text:tab/><text:tab/></text:span></text:p>
      <text:p text:style-name="P2"/>
      <text:p text:style-name="P5"><text:span text:style-name="T1">Objet: </text:span><text:span text:style-name="T2">Demande de justificatif d'absence</text:span></text:p>
      <text:p text:style-name="P1"/>
      <text:p text:style-name="P1"/>
      <text:p text:style-name="P3">Madame, Monsieur,</text:p>
      <text:p text:style-name="P3"/>
      <text:p text:style-name="P9"><text:span text:style-name="T3">J'ai le regret de vous informer que :</text:span></text:p>
      <text:p text:style-name="P9"><text:bookmark-start text:name="__DdeLink__167_1094666892"/><text:span text:style-name="T3">[eleve_col;block=begin]</text:span><text:bookmark-end text:name="__DdeLink__167_1094666892"/> <text:span text:style-name="T3">[eleve_col.getPrenom] [eleve_col.getNom] </text:span>élève en classe de n'a pas assisté au(x) cours :</text:p>
      <text:p text:style-name="P9"><text:span text:style-name="T1">Nom_du_cours – le(s) jour – mois – année – heur </text:span><text:span text:style-name="T3">[eleve_col;block=end]</text:span></text:p>
      <text:p text:style-name="P3"/>
      <text:p text:style-name="P3"/>
      <text:p text:style-name="P3">Je vous prie de bien vouloir me faire connaître le motif des absences.</text:p>
      <text:p text:style-name="P3">Pour permettre un contrôle efficace des présences, toute absence d'un élève doit être justifiée par sa famille, le jour même soit par téléphone, par mail, par écrit ou par fax.</text:p>
      <text:p text:style-name="P3">Avant de regagner les cours, l'élève absent devra se présenter au bureau du Conseiller Principal d'Éducation muni de son carnet de correspondance avec un justificatif signé des parents.</text:p>
      <text:p text:style-name="P3">Veuillez agréer l'assurance de ma considération distinguée.</text:p>
      <text:p text:style-name="P3"/>
      <text:p text:style-name="P3"/>
      <text:p text:style-name="P3">CPE</text:p>
      <text:p text:style-name="P3">t t t</text:p>
      <text:p text:style-name="P3"/>
      <text:p text:style-name="P3"/>
      <text:p text:style-name="P3">Prière de renvoyer, par retour du courrier, le présent avis signé des parents :</text:p>
      <text:p text:style-name="P3"/>
      <text:p text:style-name="P6">Motif de l'absence :</text:p>
      <text:p text:style-name="P6"/>
      <text:p text:style-name="P6"/>
      <text:p text:style-name="P6"/>
      <text:p text:style-name="P3"/>
      <text:p text:style-name="P3"/>
      <text:p text:style-name="P3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Bold" svg:font-family="Times-Bold" style:font-family-generic="roman"/>
    <style:font-face style:name="Times-Roman" svg:font-family="Times-Roman" style:font-family-generic="roman"/>
    <style:font-face style:name="Helvetica" svg:font-family="Helvetica" style:font-family-generic="swiss"/>
    <style:font-face style:name="AlArabiya" svg:font-family="AlArabi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7-02T23:34:26</dc:date>
    <dc:creator>Josselin Jacquard</dc:creator>
    <meta:editing-duration>PT03H30M47S</meta:editing-duration>
    <meta:editing-cycles>107</meta:editing-cycles>
    <meta:generator>OpenOffice.org/3.2$Unix OpenOffice.org_project/320m12$Build-9483</meta:generator>
    <meta:document-statistic meta:table-count="0" meta:image-count="0" meta:object-count="0" meta:page-count="1" meta:paragraph-count="22" meta:word-count="155" meta:character-count="1101"/>
  </office:meta>
</office:document-meta>
</file>